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gradient" draw:fill-gradient-name="Gradient_20_4" draw:textarea-vertical-align="middle"/>
    </style:style>
    <style:style style:name="gr2" style:family="graphic" style:parent-style-name="standard">
      <style:graphic-properties draw:fill="gradient" draw:fill-gradient-name="Gradient_20_4" draw:textarea-vertical-align="middle" draw:auto-grow-height="false" fo:min-height="0.749cm" fo:min-width="0.499cm"/>
    </style:style>
    <style:style style:name="gr3" style:family="graphic" style:parent-style-name="standard">
      <style:graphic-properties draw:fill="gradient" draw:fill-gradient-name="Gradient_20_4" draw:textarea-horizontal-align="justify" draw:textarea-vertical-align="middle" draw:auto-grow-height="false" fo:min-height="0cm" fo:min-width="0cm" fo:wrap-option="no-wrap"/>
    </style:style>
    <style:style style:name="gr4" style:family="graphic" style:parent-style-name="objectwithoutfill">
      <style:graphic-properties svg:stroke-color="#008080" draw:fill="none" draw:textarea-vertical-align="middle"/>
    </style:style>
    <style:style style:name="P1" style:family="paragraph">
      <style:paragraph-properties fo:text-align="center"/>
    </style:style>
  </office:automatic-styles>
  <office:body>
    <office:drawing>
      <draw:page draw:name="page1" draw:style-name="dp1" draw:master-page-name="Default">
        <draw:rect draw:style-name="gr1" draw:text-style-name="P1" draw:layer="layout" svg:width="19.59cm" svg:height="25.94cm" svg:x="1cm" svg:y="1cm">
          <text:p/>
        </draw:rect>
        <draw:custom-shape draw:style-name="gr2" draw:text-style-name="P1" draw:layer="layout" svg:width="16.542cm" svg:height="15.748cm" svg:x="4.048cm" svg:y="9.00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 draw:text-style-name="P1" draw:layer="layout" svg:width="10.795cm" svg:height="6.731cm" svg:x="3.794cm" svg:y="2.651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th draw:style-name="gr4" draw:text-style-name="P1" draw:layer="layout" svg:width="19.723cm" svg:height="25.35cm" svg:x="0.942cm" svg:y="1.039cm" svg:viewBox="0 0 19724 25351" svg:d="m766 20796c1534 700 547-1533 817-2006 402-704 124-1603 372-2376 333-1039 238-2135 445-3194 200-1025-955-3080-1072-4115-107-944-209-1103-785-415-766 914-41 2377-74 3565-35 1265 147 2561 669 3713 466 1027 489 2159 891 3194 360 926-944 4136-320 4929 825 1047 331-650 1657 270 783 542 2073 1402 2599 668 764-1066-3655 353-4002-938-375-1395 96-4995-635-6223-555-933 1653-2634 701-3311-779-554-729-1652-743-2525-18-1140-27-2275 149-3416 167-1081 468-2127 668-3194 198-1057 333-2084 446-3194 218-2162-1005 511-1114 817-283 793-505 1610-446 2451 69 989 16 1971 149 2971 127 955 316 1889 520 2822 211 967-962 1808-711 2769 258 993 601 7748 762 8763 189 1190 1010-3690 543-2768-450 887-385 1792-446 2674-70 1014 966 1747 1783 1634 1028-142 2016-449 3045-446 1286 3 2573 14 3862-74 912-62 1831 0 2747 0 767 0 1541 94 2303 0 860-106 1975 565 2376-891 367-1334 716-2606 966-3937 257-1368 435-2757 371-4159-41-915-6-1833 0-2748 8-1317 17-2664-445-3936-301-830-233-1729-372-2599-142-890-751-1524-668-2526 206-2470 0 950-149 1189-632 1014 1432-2040 1356-844-63 987-151 4852-127 5842 24 1015-275-3184-127-2159 141 979 74 5923 381 6858 341 1038-1308 4818-963 5825 305 890 522 1811 594 2748 45 593 416 1910-891 1708-1083-167-2168 177-3268 297-1330 145-2380-359-3565-668-1266-330-5914 1444-7147 1012-929-325-1051-469-2032-508-838-33 1392-3578 564-3624-1387-77-1100-1843-1114-2748-17-1113 0-2228 0-3342 0-916 0-1833 0-2748 0-1213 0-2427 0-3639 0-1014 0-2031 0-3045 0-1039-351-2142 0-3119 379-1057 1775-43 2525-743 805-752 1850-559 2823-965 850-355 1832-60 2748-75 914-16 1831 0 2747 0 940 0 1883-34 2823 0 918 32 1718 589 2599 817 2175 561-811 1489-1485 892-1000-887-2559-743-3788-1263-919-389-1863 249-2822-20-1030-289-1869 694-2921 508-873-156-2107-984-2921-381-782 579-1377-150-2254 264-1026 484-1068 1488-891 2303 263 1210 561 2420 1040 3565 384 918 102 3085 200 4028 113 1085 755 843 914 1913 122 820-415 6026-406 6850 11 1019 880-2338 406-1354-443 919-537 1965-668 2971-109 839-168 1670-297 2525-208 1377 1389 1200 2079 1337 1067 212 2179 24 3268 0 1287-28 2589 130 3862-149 1113-244 2006-990 3045-1411 804-327 1641-552 2451-891 1230-517 1445 2938 965 223-175-989 1436-956 1780-1981 324-965-828-2895-591-3886 205-858 355-1685 519-2526 251-1285 108-2569 223-3862 85-962 11-1932 0-2896-10-818 58-1640-74-2451-149-916-75-1898-446-2748-275-630 78-3090-1114-2005-699 635-960 3140-74 2822 1457-523-1146-2368-1782-2971-883-839-913 529-2122 330-1055-174-2630 186-3683 381-1356 251-2819-1513-3999-859-820 454-1741 734-2674 742-965 8-2253-718-2896 0-545 608 273 1593 148 2377-201 1263 959 2686 404 3836-594 1231 772 1653-127 2667-650 732-661 2779 0 3429 848 834-814 1862 0 2794 1174 1344 2582-1827 508-2032-946-93 384-55-381 508-1001 736 625 2486 508 3683-120 1215-390 2290 0 3302 414 1074-1480 3205-254 3048 1599-205-618-659 902-514 1321 126 1571 434 2908 641 1113 172 3072 112 4191 254 1036 132 2404-79 3429-254 1052-180 3018 508 2246-492-873-1131 1339 869 2580 873 1195 4 13 123 1143-381 1316-589-736-221 127-1397 953-1299 27-943 254-2413 148-958 998-4681 667-5588-677-1856-2133 2799-1302 2540 1717-536-224-6874 127-8509 241-1123-1494 2904-1270 1778 271-1364 2236 2231 1524 1651-1253-1022-1394-7661-1143-6985 932 2506 211 2091 381 1524 349-1165 855-2260 508-3429-395-1330 1732-1398 762-2286-726-665-1329-847-2204-1293-1153-588-5427-321-6432 277-780 463 7273 1268 8128 381 1410-1463-4797 471-6096-254-1490-833-2419 1252-3302 127-965-1231-1997 883-3048-254-935-1013-86-123-1397-254-1066-106-835-972-889 0-93 1672-1119-1637-1397 0-269 1576-681-862-940 720-218 1333-821 2854-149 4011 1545 2660 891-1888-562-1429-1454 459 1232-2333-127-3048-1504-792 170 1880 254 2667 117 1096-896 2468-127 3429 816 1019-948 2374 127 3175 834 620 239 309-753 330-1356 29 2103-59 880 559-965 486-462 1660-635 2667-143 830-667 1443-127 2540 410 833-351 6375 635 5842l-254-3048 127-1651">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4" draw:display-name="Gradient 4" draw:style="ellipsoid" draw:cx="40%" draw:cy="40%" draw:start-color="#ffff00" draw:end-color="#008000" draw:start-intensity="100%" draw:end-intensity="100%" draw:angle="900" draw:border="30%"/>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ara Busby</meta:initial-creator>
    <meta:creation-date>2017-06-05T14:47:20</meta:creation-date>
    <dc:date>2017-06-05T14:53:18</dc:date>
    <dc:creator>Sara Busby</dc:creator>
    <meta:editing-duration>PT5M59S</meta:editing-duration>
    <meta:editing-cycles>1</meta:editing-cycles>
    <meta:document-statistic meta:object-count="4"/>
    <meta:generator>OpenOffice/4.0.1$Unix OpenOffice.org_project/401m5$Build-9714</meta:generator>
  </office:meta>
</office:document-meta>
</file>